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INREP</text:p>
          </table:table-cell>
          <table:table-cell table:style-name="ce1" office:value-type="string" calcext:value-type="string">
            <text:p>run1</text:p>
          </table:table-cell>
          <table:table-cell table:style-name="ce1" office:value-type="string" calcext:value-type="string">
            <text:p>run2</text:p>
          </table:table-cell>
          <table:table-cell table:style-name="ce1" office:value-type="string" calcext:value-type="string">
            <text:p>run3</text:p>
          </table:table-cell>
          <table:table-cell table:style-name="ce1" office:value-type="string" calcext:value-type="string">
            <text:p>run4</text:p>
          </table:table-cell>
          <table:table-cell table:style-name="ce1" office:value-type="string" calcext:value-type="string">
            <text:p>run5</text:p>
          </table:table-cell>
          <table:table-cell table:style-name="ce1" office:value-type="string" calcext:value-type="string">
            <text:p>run6</text:p>
          </table:table-cell>
          <table:table-cell table:style-name="ce1" office:value-type="string" calcext:value-type="string">
            <text:p>run7</text:p>
          </table:table-cell>
          <table:table-cell table:style-name="ce1" office:value-type="string" calcext:value-type="string">
            <text:p>run8</text:p>
          </table:table-cell>
          <table:table-cell table:style-name="ce1" office:value-type="string" calcext:value-type="string">
            <text:p>run9</text:p>
          </table:table-cell>
          <table:table-cell table:style-name="ce1" office:value-type="string" calcext:value-type="string">
            <text:p>min</text:p>
          </table:table-cell>
          <table:table-cell table:style-name="ce1"/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Ranks</text:p>
          </table:table-cell>
          <table:table-cell table:style-name="ce1" office:value-type="string" calcext:value-type="string">
            <text:p>Threads</text:p>
          </table:table-cell>
          <table:table-cell table:style-name="ce1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752" calcext:value-type="float">
            <text:p>6,752</text:p>
          </table:table-cell>
          <table:table-cell office:value-type="float" office:value="6.843" calcext:value-type="float">
            <text:p>6,843</text:p>
          </table:table-cell>
          <table:table-cell office:value-type="float" office:value="6.519" calcext:value-type="float">
            <text:p>6,519</text:p>
          </table:table-cell>
          <table:table-cell office:value-type="float" office:value="6.63" calcext:value-type="float">
            <text:p>6,63</text:p>
          </table:table-cell>
          <table:table-cell office:value-type="float" office:value="6.676" calcext:value-type="float">
            <text:p>6,676</text:p>
          </table:table-cell>
          <table:table-cell office:value-type="float" office:value="7.942" calcext:value-type="float">
            <text:p>7,942</text:p>
          </table:table-cell>
          <table:table-cell table:number-columns-repeated="3"/>
          <table:table-cell table:formula="of:=MIN([.B2:.J2])" office:value-type="float" office:value="6.519" calcext:value-type="float">
            <text:p>6,51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M2]*8" office:value-type="float" office:value="8" calcext:value-type="float">
            <text:p>8</text:p>
          </table:table-cell>
          <table:table-cell table:formula="of:=[.M2]*40/[.N2]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93" calcext:value-type="float">
            <text:p>7,93</text:p>
          </table:table-cell>
          <table:table-cell office:value-type="float" office:value="8.208" calcext:value-type="float">
            <text:p>8,208</text:p>
          </table:table-cell>
          <table:table-cell office:value-type="float" office:value="7.434" calcext:value-type="float">
            <text:p>7,434</text:p>
          </table:table-cell>
          <table:table-cell office:value-type="float" office:value="7.654" calcext:value-type="float">
            <text:p>7,654</text:p>
          </table:table-cell>
          <table:table-cell office:value-type="float" office:value="7.712" calcext:value-type="float">
            <text:p>7,712</text:p>
          </table:table-cell>
          <table:table-cell office:value-type="float" office:value="7.864" calcext:value-type="float">
            <text:p>7,864</text:p>
          </table:table-cell>
          <table:table-cell table:number-columns-repeated="3"/>
          <table:table-cell table:formula="of:=MIN([.B3:.J3])" office:value-type="float" office:value="7.434" calcext:value-type="float">
            <text:p>7,43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3]*8" office:value-type="float" office:value="16" calcext:value-type="float">
            <text:p>16</text:p>
          </table:table-cell>
          <table:table-cell table:formula="of:=[.M3]*40/[.N3]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69" calcext:value-type="float">
            <text:p>9,69</text:p>
          </table:table-cell>
          <table:table-cell office:value-type="float" office:value="9.942" calcext:value-type="float">
            <text:p>9,942</text:p>
          </table:table-cell>
          <table:table-cell office:value-type="float" office:value="11.041" calcext:value-type="float">
            <text:p>11,041</text:p>
          </table:table-cell>
          <table:table-cell office:value-type="float" office:value="11.798" calcext:value-type="float">
            <text:p>11,798</text:p>
          </table:table-cell>
          <table:table-cell office:value-type="float" office:value="10.012" calcext:value-type="float">
            <text:p>10,012</text:p>
          </table:table-cell>
          <table:table-cell office:value-type="float" office:value="11.503" calcext:value-type="float">
            <text:p>11,503</text:p>
          </table:table-cell>
          <table:table-cell office:value-type="float" office:value="11.044" calcext:value-type="float">
            <text:p>11,044</text:p>
          </table:table-cell>
          <table:table-cell office:value-type="float" office:value="9.843" calcext:value-type="float">
            <text:p>9,843</text:p>
          </table:table-cell>
          <table:table-cell office:value-type="float" office:value="9.035" calcext:value-type="float">
            <text:p>9,035</text:p>
          </table:table-cell>
          <table:table-cell table:formula="of:=MIN([.B4:.J4])" office:value-type="float" office:value="9.035" calcext:value-type="float">
            <text:p>9,03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4]*8" office:value-type="float" office:value="32" calcext:value-type="float">
            <text:p>32</text:p>
          </table:table-cell>
          <table:table-cell table:formula="of:=[.M4]*40/[.N4]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.549" calcext:value-type="float">
            <text:p>14,549</text:p>
          </table:table-cell>
          <table:table-cell office:value-type="float" office:value="11.278" calcext:value-type="float">
            <text:p>11,278</text:p>
          </table:table-cell>
          <table:table-cell office:value-type="float" office:value="13.76" calcext:value-type="float">
            <text:p>13,76</text:p>
          </table:table-cell>
          <table:table-cell office:value-type="float" office:value="13.514" calcext:value-type="float">
            <text:p>13,514</text:p>
          </table:table-cell>
          <table:table-cell office:value-type="float" office:value="12.422" calcext:value-type="float">
            <text:p>12,422</text:p>
          </table:table-cell>
          <table:table-cell office:value-type="float" office:value="13.486" calcext:value-type="float">
            <text:p>13,486</text:p>
          </table:table-cell>
          <table:table-cell table:number-columns-repeated="3"/>
          <table:table-cell table:formula="of:=MIN([.B5:.J5])" office:value-type="float" office:value="11.278" calcext:value-type="float">
            <text:p>11,278</text:p>
          </table:table-cell>
          <table:table-cell/>
          <table:table-cell office:value-type="float" office:value="8" calcext:value-type="float">
            <text:p>8</text:p>
          </table:table-cell>
          <table:table-cell table:formula="of:=[.M5]*8" office:value-type="float" office:value="64" calcext:value-type="float">
            <text:p>64</text:p>
          </table:table-cell>
          <table:table-cell table:formula="of:=[.M5]*40/[.N5]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.653" calcext:value-type="float">
            <text:p>15,653</text:p>
          </table:table-cell>
          <table:table-cell office:value-type="float" office:value="18.111" calcext:value-type="float">
            <text:p>18,111</text:p>
          </table:table-cell>
          <table:table-cell office:value-type="float" office:value="16.965" calcext:value-type="float">
            <text:p>16,965</text:p>
          </table:table-cell>
          <table:table-cell office:value-type="float" office:value="16.78" calcext:value-type="float">
            <text:p>16,78</text:p>
          </table:table-cell>
          <table:table-cell office:value-type="float" office:value="17.204" calcext:value-type="float">
            <text:p>17,204</text:p>
          </table:table-cell>
          <table:table-cell office:value-type="float" office:value="15.476" calcext:value-type="float">
            <text:p>15,476</text:p>
          </table:table-cell>
          <table:table-cell table:number-columns-repeated="3"/>
          <table:table-cell table:formula="of:=MIN([.B6:.J6])" office:value-type="float" office:value="15.476" calcext:value-type="float">
            <text:p>15,47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M6]*8" office:value-type="float" office:value="128" calcext:value-type="float">
            <text:p>128</text:p>
          </table:table-cell>
          <table:table-cell table:formula="of:=[.M6]*40/[.N6]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.673" calcext:value-type="float">
            <text:p>20,673</text:p>
          </table:table-cell>
          <table:table-cell office:value-type="float" office:value="21.515" calcext:value-type="float">
            <text:p>21,515</text:p>
          </table:table-cell>
          <table:table-cell office:value-type="float" office:value="20.638" calcext:value-type="float">
            <text:p>20,638</text:p>
          </table:table-cell>
          <table:table-cell office:value-type="float" office:value="20.795" calcext:value-type="float">
            <text:p>20,795</text:p>
          </table:table-cell>
          <table:table-cell office:value-type="float" office:value="21.362" calcext:value-type="float">
            <text:p>21,362</text:p>
          </table:table-cell>
          <table:table-cell office:value-type="float" office:value="21.352" calcext:value-type="float">
            <text:p>21,352</text:p>
          </table:table-cell>
          <table:table-cell table:number-columns-repeated="3"/>
          <table:table-cell table:formula="of:=MIN([.B7:.J7])" office:value-type="float" office:value="20.638" calcext:value-type="float">
            <text:p>20,63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M7]*8" office:value-type="float" office:value="256" calcext:value-type="float">
            <text:p>256</text:p>
          </table:table-cell>
          <table:table-cell table:formula="of:=[.M7]*40/[.N7]" office:value-type="float" office:value="5" calcext:value-type="float">
            <text:p>5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chael Laß</meta:initial-creator>
    <meta:creation-date>2020-04-22T12:05:24.349234823</meta:creation-date>
    <dc:date>2020-04-22T15:19:47.545521619</dc:date>
    <dc:creator>Michael Laß</dc:creator>
    <meta:editing-duration>PT3H14M22S</meta:editing-duration>
    <meta:editing-cycles>5</meta:editing-cycles>
    <meta:generator>LibreOffice/6.4.3.2$Linux_X86_64 LibreOffice_project/40$Build-2</meta:generator>
    <meta:document-statistic meta:table-count="1" meta:cell-count="83" meta:object-count="0"/>
  </office:meta>
</office:document-meta>
</file>